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51000011F000002F1497099AA3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6.653cm" svg:height="15.875cm" svg:x="11.762cm" svg:y="2.54cm">
          <draw:image xlink:href="Pictures/20000051000011F000002F1497099AA3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1-28T13:18:23</meta:creation-date>
    <dc:date>2009-01-28T13:20:05</dc:date>
    <dc:language>en-US</dc:language>
    <meta:editing-cycles>3</meta:editing-cycles>
    <meta:editing-duration>PT1M41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